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{richtextblock}}</text:p>
      <text:p text:style-name="Standard"/>
      <text:p text:style-name="Standard">{{headingblock}}</text:p>
      <text:p text:style-name="Standard"/>
      <text:p text:style-name="Standard">{{tableblock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1:46:50.244615844</meta:creation-date>
    <dc:date>2025-04-15T21:52:08.045876394</dc:date>
    <meta:editing-duration>PT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3" meta:character-count="47" meta:non-whitespace-character-count="47"/>
  </office:meta>
</office:document-meta>
</file>